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ymbol" svg:font-family="Symbo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7">
      <style:table-cell-properties fo:border="thin solid #000000" fo:background-color="#99CCFF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style="italic" style:font-style-asian="italic" style:font-style-complex="italic" style:font-family-generic="swiss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Symbol" style:font-name-asian="Symbol" style:font-name-complex="Symbol" fo:font-size="12pt" style:font-size-asian="12pt" style:font-size-complex="12pt" style:font-family-generic="roman" style:font-charset="x-symbol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99CC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36"/>
    <style:style style:name="ce19" style:family="table-cell" style:parent-style-name="Default" style:data-style-name="N0">
      <style:text-properties fo:font-style="italic" style:font-style-asian="italic" style:font-style-complex="italic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37">
      <style:table-cell-properties fo:border-top="2pt solid #000000" fo:border-bottom="2pt solid #000000" fo:border-left="none" fo:border-right="none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5.96194444444444cm"/>
    </style:style>
    <style:style style:name="co3" style:family="table-column">
      <style:table-column-properties fo:break-before="auto" style:column-width="2.52236111111111cm" style:use-optimal-column-width="true"/>
    </style:style>
    <style:style style:name="co4" style:family="table-column">
      <style:table-column-properties fo:break-before="auto" style:column-width="1.60513888888889cm" style:use-optimal-column-width="true"/>
    </style:style>
    <style:style style:name="co5" style:family="table-column">
      <style:table-column-properties fo:break-before="auto" style:column-width="2.3812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 style:parent-style-name="Graphics">
      <style:graphic-properties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artad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9">
            <text:p>Parámetros e variables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number-columns-repeated="16378"/>
        </table:table-row>
        <table:table-row table:style-name="ro3">
          <table:table-cell/>
          <table:table-cell office:value-type="string" table:style-name="ce5">
            <text:p>Gravidade x*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2" table:style-name="ce17"/>
          <table:table-cell table:number-columns-repeated="16378"/>
        </table:table-row>
        <table:table-row table:style-name="ro4">
          <table:table-cell/>
          <table:table-cell office:value-type="string" table:style-name="ce9">
            <text:p>Velocidade terminal</text:p>
          </table:table-cell>
          <table:table-cell office:value-type="float" office:value="1.5781617716363348E-2" table:style-name="ce3">
            <office:annotation draw:style-name="a1" svg:x="5.15277777777778in" svg:y="0.701388888888889in" svg:width="1.69444444444444in" svg:height="0.298611111111111in">
              <dc:creator>Anxo Sánchez Bermúdez</dc:creator>
              <text:p><text:span text:style-name="T4">Celda cambiante</text:span></text:p>
            </office:annotation>
            <text:p>0,015782</text:p>
          </table:table-cell>
          <table:table-cell office:value-type="string" table:style-name="ce10">
            <text:p>m<text:span text:style-name="T5">.</text:span><text:span text:style-name="T8">s</text:span><text:span text:style-name="T5">-1</text:span></text:p>
          </table:table-cell>
          <table:table-cell table:number-columns-repeated="2" table:style-name="ce17"/>
          <table:table-cell table:number-columns-repeated="16378"/>
        </table:table-row>
        <table:table-row table:style-name="ro5">
          <table:table-cell/>
          <table:table-cell office:value-type="string" table:style-name="ce11">
            <text:p>r</text:p>
          </table:table-cell>
          <table:table-cell office:value-type="float" office:value="994.6" table:style-name="ce2">
            <text:p>994,6</text:p>
          </table:table-cell>
          <table:table-cell office:value-type="string" table:style-name="ce10">
            <text:p>kg<text:span text:style-name="T5">,</text:span><text:span text:style-name="T8">m</text:span><text:span text:style-name="T5">-3</text:span></text:p>
          </table:table-cell>
          <table:table-cell table:number-columns-repeated="2" table:style-name="ce17"/>
          <table:table-cell table:number-columns-repeated="16378"/>
        </table:table-row>
        <table:table-row table:style-name="ro6">
          <table:table-cell/>
          <table:table-cell office:value-type="string" table:style-name="ce12">
            <text:p>g</text:p>
          </table:table-cell>
          <table:table-cell office:value-type="float" office:value="9.8066499999999994" table:formula="of:=9.80665*[.C3]" table:style-name="ce2">
            <text:p>9,80665</text:p>
          </table:table-cell>
          <table:table-cell office:value-type="string" table:style-name="ce10">
            <text:p>m<text:span text:style-name="T5">,</text:span><text:span text:style-name="T8">s</text:span><text:span text:style-name="T5">-2</text:span></text:p>
          </table:table-cell>
          <table:table-cell table:number-columns-repeated="2" table:style-name="ce17"/>
          <table:table-cell table:number-columns-repeated="16378"/>
        </table:table-row>
        <table:table-row table:style-name="ro7">
          <table:table-cell/>
          <table:table-cell office:value-type="string" table:style-name="ce11">
            <text:p>r<text:span text:style-name="T3">P</text:span></text:p>
          </table:table-cell>
          <table:table-cell office:value-type="float" office:value="1800" table:style-name="ce2">
            <text:p>1800</text:p>
          </table:table-cell>
          <table:table-cell office:value-type="string" table:style-name="ce10">
            <text:p>kg<text:span text:style-name="T5">,</text:span><text:span text:style-name="T8">m</text:span><text:span text:style-name="T5">-3</text:span></text:p>
          </table:table-cell>
          <table:table-cell table:number-columns-repeated="2" table:style-name="ce17"/>
          <table:table-cell table:number-columns-repeated="16378"/>
        </table:table-row>
        <table:table-row table:style-name="ro5">
          <table:table-cell/>
          <table:table-cell office:value-type="string" table:style-name="ce12">
            <text:p>D<text:span text:style-name="T2">P</text:span></text:p>
          </table:table-cell>
          <table:table-cell office:value-type="float" office:value="2.0799999999999999E-4" table:style-name="ce4">
            <text:p>0,00020800</text:p>
          </table:table-cell>
          <table:table-cell office:value-type="string" table:style-name="ce10">
            <text:p>m</text:p>
          </table:table-cell>
          <table:table-cell table:style-name="ce18"/>
          <table:table-cell table:style-name="ce17"/>
          <table:table-cell table:number-columns-repeated="16378"/>
        </table:table-row>
        <table:table-row table:style-name="ro5">
          <table:table-cell/>
          <table:table-cell office:value-type="string" table:style-name="ce11">
            <text:p>m</text:p>
          </table:table-cell>
          <table:table-cell office:value-type="float" office:value="8.9309999999999997E-4" table:style-name="ce4">
            <text:p>0,00089310</text:p>
          </table:table-cell>
          <table:table-cell office:value-type="string" table:style-name="ce10">
            <text:p>kg<text:span text:style-name="T5">,</text:span><text:span text:style-name="T8">m</text:span><text:span text:style-name="T5">-1</text:span><text:span text:style-name="T8">s</text:span><text:span text:style-name="T5">-1</text:span></text:p>
          </table:table-cell>
          <table:table-cell table:style-name="ce18"/>
          <table:table-cell table:style-name="ce17"/>
          <table:table-cell table:number-columns-repeated="16378"/>
        </table:table-row>
        <table:table-row table:style-name="ro1">
          <table:table-cell/>
          <table:table-cell office:value-type="string" table:style-name="ce12">
            <text:p>Re</text:p>
          </table:table-cell>
          <table:table-cell office:value-type="float" office:value="3.655638307003199" table:formula="of:=[.C8]*[.C4]*[.C5]/[.C9]" table:style-name="ce2">
            <text:p>3,655638307</text:p>
          </table:table-cell>
          <table:table-cell table:style-name="ce10"/>
          <table:table-cell table:number-columns-repeated="2" table:style-name="ce17"/>
          <table:table-cell table:number-columns-repeated="16378"/>
        </table:table-row>
        <table:table-row table:style-name="ro4">
          <table:table-cell/>
          <table:table-cell office:value-type="string" table:style-name="ce13">
            <text:p>C<text:span text:style-name="T1">D</text:span></text:p>
          </table:table-cell>
          <table:table-cell office:value-type="float" office:value="8.8426585849957338" table:formula="of:=IF([.C10]&lt;0.1;24/[.C10];IF([.C10]&lt;1000;24/[.C10]*(1+0.14*[.C10]^0.7);IF([.C10]&lt;35000;0.44;0.19-0.0008/[.C10])))" table:style-name="ce2">
            <text:p>8,842658585</text:p>
          </table:table-cell>
          <table:table-cell table:style-name="ce10"/>
          <table:table-cell table:number-columns-repeated="2" table:style-name="ce17"/>
          <table:table-cell table:number-columns-repeated="16378"/>
        </table:table-row>
        <table:table-row table:style-name="ro1">
          <table:table-cell/>
          <table:table-cell table:style-name="ce12"/>
          <table:table-cell table:style-name="ce2"/>
          <table:table-cell table:style-name="ce10"/>
          <table:table-cell table:number-columns-repeated="2" table:style-name="ce17"/>
          <table:table-cell table:number-columns-repeated="16378"/>
        </table:table-row>
        <table:table-row table:style-name="ro1">
          <table:table-cell/>
          <table:table-cell table:style-name="ce20">
            <draw:frame draw:z-index="1" draw:id="id0" draw:style-name="a0" draw:name="Object 1" svg:x="0.07639in" svg:y="0.03472in" svg:width="1.83333in" svg:height="0.23611in" style:rel-width="scale" style:rel-height="scale">
              <draw:object-ole draw:class-id="0002CE02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style-name="ce2"/>
          <table:table-cell table:style-name="ce10"/>
          <table:table-cell table:number-columns-repeated="2" table:style-name="ce17"/>
          <table:table-cell table:number-columns-repeated="16378"/>
        </table:table-row>
        <table:table-row table:style-name="ro3">
          <table:table-cell/>
          <table:table-cell table:style-name="ce21"/>
          <table:table-cell office:value-type="float" office:value="-3.3408463284700929E-7" table:formula="of:=[.C4]^2*(3*[.C11]*[.C5])-4*[.C6]*([.C7]-[.C5])*[.C8]" table:style-name="ce14">
            <office:annotation draw:style-name="a2" svg:x="5.15277777777778in" svg:y="3.65972222222222in" svg:width="1.65277777777778in" svg:height="0.263888888888889in">
              <dc:creator>Anxo Sánchez Bermúdez</dc:creator>
              <text:p><text:span text:style-name="T4">Celda Obxectivo</text:span></text:p>
            </office:annotation>
            <text:p>-3,34085E-07</text:p>
          </table:table-cell>
          <table:table-cell table:style-name="ce15"/>
          <table:table-cell table:number-columns-repeated="2"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8">
          <table:table-cell/>
          <table:table-cell office:value-type="string" table:style-name="ce22">
            <text:p>Velocidade terminal =</text:p>
          </table:table-cell>
          <table:table-cell office:value-type="float" office:value="1.5781617716363348E-2" table:formula="of:=[.C4]" table:style-name="ce23">
            <text:p>0,015782</text:p>
          </table:table-cell>
          <table:table-cell office:value-type="string" table:style-name="ce24">
            <text:p>m<text:span text:style-name="T7">.</text:span>s<text:span text:style-name="T7">-1</text:span>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Apartado_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16381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5">
            <text:p>Parámetros e variables</text:p>
          </table:table-cell>
          <table:table-cell table:style-name="ce6"/>
          <table:table-cell table:style-name="ce8"/>
          <table:table-cell table:number-columns-repeated="16380"/>
        </table:table-row>
        <table:table-row table:style-name="ro3">
          <table:table-cell/>
          <table:table-cell office:value-type="string" table:style-name="ce9">
            <text:p>Factor</text:p>
          </table:table-cell>
          <table:table-cell office:value-type="float" office:value="30" table:style-name="ce2">
            <text:p>30</text:p>
          </table:table-cell>
          <table:table-cell table:style-name="ce10"/>
          <table:table-cell table:number-columns-repeated="16380"/>
        </table:table-row>
        <table:table-row table:style-name="ro4">
          <table:table-cell/>
          <table:table-cell office:value-type="string" table:style-name="ce9">
            <text:p>Velocidade terminal</text:p>
          </table:table-cell>
          <table:table-cell office:value-type="float" office:value="0.20602147547575714" table:style-name="ce3">
            <office:annotation draw:style-name="a4" svg:x="4.15277777777778in" svg:y="0.659722222222222in" svg:width="1.58333333333333in" svg:height="0.305555555555556in">
              <dc:creator>Anxo Sánchez Bermúdez</dc:creator>
              <text:p><text:span text:style-name="T4">Celda cambiante</text:span></text:p>
            </office:annotation>
            <text:p>0,206021</text:p>
          </table:table-cell>
          <table:table-cell office:value-type="string" table:style-name="ce10">
            <text:p>m<text:span text:style-name="T5">.</text:span><text:span text:style-name="T8">s</text:span><text:span text:style-name="T5">-1</text:span>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1">
            <text:p>r</text:p>
          </table:table-cell>
          <table:table-cell office:value-type="float" office:value="994.6" table:style-name="ce2">
            <text:p>994,6</text:p>
          </table:table-cell>
          <table:table-cell office:value-type="string" table:style-name="ce10">
            <text:p>kg<text:span text:style-name="T5">,</text:span><text:span text:style-name="T8">m</text:span><text:span text:style-name="T5">-3</text:span></text:p>
          </table:table-cell>
          <table:table-cell table:number-columns-repeated="16380"/>
        </table:table-row>
        <table:table-row table:style-name="ro6">
          <table:table-cell/>
          <table:table-cell office:value-type="string" table:style-name="ce12">
            <text:p>g</text:p>
          </table:table-cell>
          <table:table-cell office:value-type="float" office:value="294.1995" table:formula="of:=9.80665*[.C3]" table:style-name="ce2">
            <text:p>294,1995</text:p>
          </table:table-cell>
          <table:table-cell office:value-type="string" table:style-name="ce10">
            <text:p>m<text:span text:style-name="T5">,</text:span><text:span text:style-name="T8">s</text:span><text:span text:style-name="T5">-2</text:span></text:p>
          </table:table-cell>
          <table:table-cell table:number-columns-repeated="16380"/>
        </table:table-row>
        <table:table-row table:style-name="ro7">
          <table:table-cell/>
          <table:table-cell office:value-type="string" table:style-name="ce11">
            <text:p>r<text:span text:style-name="T3">P</text:span></text:p>
          </table:table-cell>
          <table:table-cell office:value-type="float" office:value="1800" table:style-name="ce2">
            <text:p>1800</text:p>
          </table:table-cell>
          <table:table-cell office:value-type="string" table:style-name="ce10">
            <text:p>kg<text:span text:style-name="T5">,</text:span><text:span text:style-name="T8">m</text:span><text:span text:style-name="T5">-3</text:span>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2">
            <text:p>D<text:span text:style-name="T2">P</text:span></text:p>
          </table:table-cell>
          <table:table-cell office:value-type="float" office:value="2.0799999999999999E-4" table:style-name="ce4">
            <text:p>0,00020800</text:p>
          </table:table-cell>
          <table:table-cell office:value-type="string" table:style-name="ce10">
            <text:p>m</text:p>
          </table:table-cell>
          <table:table-cell table:number-columns-repeated="16380"/>
        </table:table-row>
        <table:table-row table:style-name="ro5">
          <table:table-cell/>
          <table:table-cell office:value-type="string" table:style-name="ce11">
            <text:p>m</text:p>
          </table:table-cell>
          <table:table-cell office:value-type="float" office:value="8.9309999999999997E-4" table:style-name="ce4">
            <text:p>0,00089310</text:p>
          </table:table-cell>
          <table:table-cell office:value-type="string" table:style-name="ce10">
            <text:p>kg<text:span text:style-name="T5">,</text:span><text:span text:style-name="T8">m</text:span><text:span text:style-name="T5">-1</text:span><text:span text:style-name="T8">s</text:span><text:span text:style-name="T5">-1</text:span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2">
            <text:p>Re</text:p>
          </table:table-cell>
          <table:table-cell office:value-type="float" office:value="47.722610656928801" table:formula="of:=[.C8]*[.C4]*[.C5]/[.C9]" table:style-name="ce2">
            <text:p>47,72261066</text:p>
          </table:table-cell>
          <table:table-cell table:style-name="ce10"/>
          <table:table-cell table:number-columns-repeated="16380"/>
        </table:table-row>
        <table:table-row table:style-name="ro4">
          <table:table-cell/>
          <table:table-cell office:value-type="string" table:style-name="ce13">
            <text:p>C<text:span text:style-name="T1">D</text:span></text:p>
          </table:table-cell>
          <table:table-cell office:value-type="float" office:value="1.5566184939373289" table:formula="of:=IF([.C10]&lt;0.1;24/[.C10];IF([.C10]&lt;1000;24/[.C10]*(1+0.14*[.C10]^0.7);IF([.C10]&lt;35000;0.44;0.19-0.0008/[.C10])))" table:style-name="ce2">
            <text:p>1,556618494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table:style-name="ce12"/>
          <table:table-cell table:style-name="ce2"/>
          <table:table-cell table:style-name="ce10"/>
          <table:table-cell table:number-columns-repeated="16380"/>
        </table:table-row>
        <table:table-row table:style-name="ro1">
          <table:table-cell/>
          <table:table-cell table:style-name="ce20">
            <draw:frame draw:z-index="1" draw:id="id1" draw:style-name="a3" draw:name="Object 1" svg:x="0.07639in" svg:y="0.03935in" svg:width="1.83333in" svg:height="0.23611in" style:rel-width="scale" style:rel-height="scale">
              <draw:object-ole draw:class-id="0002CE02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style-name="ce2"/>
          <table:table-cell table:style-name="ce10"/>
          <table:table-cell table:number-columns-repeated="16380"/>
        </table:table-row>
        <table:table-row table:style-name="ro3">
          <table:table-cell/>
          <table:table-cell table:style-name="ce21"/>
          <table:table-cell office:value-type="float" office:value="-1.8474111129762605E-12" table:formula="of:=[.C4]^2*(3*[.C11]*[.C5])-4*[.C6]*([.C7]-[.C5])*[.C8]" table:style-name="ce14">
            <office:annotation draw:style-name="a5" svg:x="4.15277777777778in" svg:y="3.6875in" svg:width="1.47222222222222in" svg:height="0.243055555555556in">
              <dc:creator>Anxo Sánchez Bermúdez</dc:creator>
              <text:p><text:span text:style-name="T4">Celda Obxextivo</text:span></text:p>
            </office:annotation>
            <text:p>-1,84741E-12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8">
          <table:table-cell/>
          <table:table-cell office:value-type="string" table:style-name="ce22">
            <text:p>Velocidade terminal =</text:p>
          </table:table-cell>
          <table:table-cell office:value-type="float" office:value="0.20602147547575714" table:formula="of:=[.C4]" table:style-name="ce23">
            <text:p>0,206021</text:p>
          </table:table-cell>
          <table:table-cell office:value-type="string" table:style-name="ce24">
            <text:p>m<text:span text:style-name="T7">.</text:span>s<text:span text:style-name="T7">-1</text:span>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Symbol" svg:font-family="Symbo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">
      <number:number number:decimal-places="8" number:min-decimal-places="8" number:min-integer-digits="1"/>
    </number:number-style>
    <number:number-style style:name="N37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">
      <style:page-layout-properties fo:margin-top="0in" fo:margin-bottom="0in" fo:margin-left="0.75in" fo:margin-right="0.75in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nxo Sánchez Bermúdez</meta:initial-creator>
    <dc:creator>Anxo</dc:creator>
    <meta:creation-date>2001-06-19T19:08:44Z</meta:creation-date>
    <dc:date>2021-12-06T18:24:49Z</dc:date>
  </office:meta>
</office:document-meta>
</file>